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
      <style:paragraph-properties fo:text-align="center" style:justify-single-word="false"/>
    </style:style>
    <style:style style:name="P19" style:family="paragraph" style:parent-style-name="Table">
      <style:paragraph-properties fo:text-align="start" style:justify-single-word="false"/>
      <style:text-properties fo:font-style="normal" style:font-style-asian="normal" style:font-style-complex="normal"/>
    </style:style>
    <style:style style:name="P20" style:family="paragraph" style:parent-style-name="Table">
      <style:paragraph-properties fo:text-align="center" style:justify-single-word="false"/>
      <style:text-properties fo:font-weight="normal" style:font-weight-asian="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style:tab-stops>
          <style:tab-stop style:position="0.45cm"/>
        </style:tab-stops>
      </style:paragraph-properties>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text-align="start" style:justify-single-word="false"/>
      <style:text-properties fo:font-size="12pt" style:font-size-asian="12pt" style:font-size-complex="12pt"/>
    </style:style>
    <style:style style:name="P27" style:family="paragraph" style:parent-style-name="Text_20_body">
      <style:paragraph-properties fo:text-align="start" style:justify-single-word="false"/>
      <style:text-properties fo:font-size="12pt" fo:language="en" fo:country="GB" style:font-size-asian="12pt" style:font-size-complex="12pt"/>
    </style:style>
    <style:style style:name="P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2" style:family="paragraph" style:parent-style-name="Text_20_body">
      <style:text-properties fo:background-color="transparen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keep-with-next="always"/>
    </style:style>
    <style:style style:name="P37" style:family="paragraph" style:parent-style-name="Code">
      <style:paragraph-properties fo:keep-together="always" fo:keep-with-next="always"/>
    </style:style>
    <style:style style:name="P38" style:family="paragraph" style:parent-style-name="Table_20_Contents">
      <style:paragraph-properties fo:keep-with-next="always"/>
      <style:text-properties fo:background-color="transparent"/>
    </style:style>
    <style:style style:name="P39" style:family="paragraph" style:parent-style-name="Table_20_Contents">
      <style:paragraph-properties fo:keep-with-next="always"/>
      <style:text-properties fo:font-weight="bold" style:font-weight-asian="bold" style:font-weight-complex="bold"/>
    </style:style>
    <style:style style:name="P40" style:family="paragraph" style:parent-style-name="Text_20_body">
      <style:paragraph-properties fo:padding="0.049cm" fo:border="0.002cm solid #000000" style:shadow="none"/>
    </style:style>
    <style:style style:name="P4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2" style:family="paragraph" style:parent-style-name="Code">
      <style:paragraph-properties fo:text-align="start" style:justify-single-word="false"/>
      <style:text-properties fo:font-style="normal" style:font-style-asian="normal" style:font-style-complex="normal"/>
    </style:style>
    <style:style style:name="P43" style:family="paragraph" style:parent-style-name="Code">
      <style:text-properties fo:background-color="transparent"/>
    </style:style>
    <style:style style:name="P44" style:family="paragraph" style:parent-style-name="Code">
      <style:text-properties fo:font-weight="normal" style:font-weight-asian="normal" style:font-weight-complex="normal"/>
    </style:style>
    <style:style style:name="P45" style:family="paragraph" style:parent-style-name="Preformatted_20_Text">
      <style:paragraph-properties fo:margin-top="0cm" fo:margin-bottom="0.499cm"/>
    </style:style>
    <style:style style:name="P46" style:family="paragraph" style:parent-style-name="Standard">
      <style:text-properties fo:background-color="transparent"/>
    </style:style>
    <style:style style:name="P47" style:family="paragraph" style:parent-style-name="Code">
      <style:paragraph-properties style:shadow="none"/>
    </style:style>
    <style:style style:name="P48" style:family="paragraph" style:parent-style-name="Code">
      <style:paragraph-properties style:shadow="none" fo:keep-with-next="always"/>
    </style:style>
    <style:style style:name="P49" style:family="paragraph" style:parent-style-name="Text_20_body">
      <style:paragraph-properties fo:background-color="transparent" fo:padding="0cm" fo:border="none" style:shadow="none">
        <style:background-image/>
      </style:paragraph-propertie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reak-before="page"/>
      <style:text-properties fo:font-weight="bold" style:font-weight-asian="bold" style:font-weight-complex="bold"/>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text-properties fo:font-weight="bold" style:font-weight-asian="bold" style:font-weight-complex="bold"/>
    </style:style>
    <style:style style:name="P55" style:family="paragraph" style:parent-style-name="Text_20_body" style:list-style-name="L2">
      <style:text-properties fo:font-weight="normal" style:font-weight-asian="normal" style:font-weight-complex="normal"/>
    </style:style>
    <style:style style:name="P56" style:family="paragraph" style:parent-style-name="Text_20_body" style:list-style-name="L21">
      <style:text-properties fo:font-weight="normal" style:font-weight-asian="normal" style:font-weight-complex="normal"/>
    </style:style>
    <style:style style:name="P57" style:family="paragraph" style:parent-style-name="Text_20_body" style:list-style-name="L28">
      <style:text-properties fo:font-weight="normal" style:font-weight-asian="normal" style:font-weight-complex="normal"/>
    </style:style>
    <style:style style:name="P58" style:family="paragraph" style:parent-style-name="Text_20_body" style:list-style-name="L32">
      <style:text-properties fo:font-weight="normal" style:font-weight-asian="normal" style:font-weight-complex="normal"/>
    </style:style>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paragraph-properties>
        <style:tab-stops>
          <style:tab-stop style:position="0.45cm"/>
        </style:tab-stops>
      </style:paragraph-properties>
    </style:style>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2"/>
    <style:style style:name="P78" style:family="paragraph" style:parent-style-name="Text_20_body" style:list-style-name="L23"/>
    <style:style style:name="P79" style:family="paragraph" style:parent-style-name="Text_20_body" style:list-style-name="L24"/>
    <style:style style:name="P80" style:family="paragraph" style:parent-style-name="Text_20_body" style:list-style-name="L25"/>
    <style:style style:name="P81" style:family="paragraph" style:parent-style-name="Text_20_body" style:list-style-name="L26"/>
    <style:style style:name="P82" style:family="paragraph" style:parent-style-name="Text_20_body" style:list-style-name="L27">
      <style:paragraph-properties fo:text-align="start" style:justify-single-word="false"/>
    </style:style>
    <style:style style:name="P83" style:family="paragraph" style:parent-style-name="Text_20_body" style:list-style-name="L28"/>
    <style:style style:name="P84" style:family="paragraph" style:parent-style-name="Text_20_body" style:list-style-name="L29"/>
    <style:style style:name="P85" style:family="paragraph" style:parent-style-name="Text_20_body" style:list-style-name="L30"/>
    <style:style style:name="P86" style:family="paragraph" style:parent-style-name="Text_20_body" style:list-style-name="L31"/>
    <style:style style:name="P87" style:family="paragraph" style:parent-style-name="Text_20_body" style:list-style-name="L12" style:master-page-name="">
      <style:paragraph-properties fo:margin-top="0cm" fo:margin-bottom="0cm" style:page-number="auto"/>
    </style:style>
    <style:style style:name="P88" style:family="paragraph" style:parent-style-name="Text_20_body" style:list-style-name="L13" style:master-page-name="">
      <style:paragraph-properties fo:margin-top="0cm" fo:margin-bottom="0cm" style:page-number="auto"/>
    </style:style>
    <style:style style:name="P89" style:family="paragraph" style:parent-style-name="Text_20_body" style:list-style-name="L23" style:master-page-name="">
      <style:paragraph-properties fo:margin-top="0cm" fo:margin-bottom="0cm" style:page-number="auto"/>
    </style:style>
    <style:style style:name="P90" style:family="paragraph" style:parent-style-name="Text_20_body" style:list-style-name="L25" style:master-page-name="">
      <style:paragraph-properties fo:margin-top="0cm" fo:margin-bottom="0cm" style:page-number="auto"/>
    </style:style>
    <style:style style:name="P91" style:family="paragraph" style:parent-style-name="Text_20_body" style:list-style-name="L12">
      <style:paragraph-properties fo:margin-top="0cm" fo:margin-bottom="0cm"/>
    </style:style>
    <style:style style:name="P92" style:family="paragraph" style:parent-style-name="Text_20_body" style:list-style-name="L13">
      <style:paragraph-properties fo:margin-top="0cm" fo:margin-bottom="0cm"/>
    </style:style>
    <style:style style:name="P93" style:family="paragraph" style:parent-style-name="Text_20_body" style:list-style-name="L14">
      <style:paragraph-properties fo:margin-top="0cm" fo:margin-bottom="0cm"/>
    </style:style>
    <style:style style:name="P94" style:family="paragraph" style:parent-style-name="Text_20_body" style:list-style-name="L16">
      <style:paragraph-properties fo:margin-top="0cm" fo:margin-bottom="0cm"/>
    </style:style>
    <style:style style:name="P95" style:family="paragraph" style:parent-style-name="Text_20_body" style:list-style-name="L18">
      <style:paragraph-properties fo:margin-top="0cm" fo:margin-bottom="0cm"/>
    </style:style>
    <style:style style:name="P96" style:family="paragraph" style:parent-style-name="Text_20_body" style:list-style-name="L23">
      <style:paragraph-properties fo:margin-top="0cm" fo:margin-bottom="0cm"/>
    </style:style>
    <style:style style:name="P97" style:family="paragraph" style:parent-style-name="Text_20_body" style:list-style-name="L24">
      <style:paragraph-properties fo:margin-top="0cm" fo:margin-bottom="0cm"/>
    </style:style>
    <style:style style:name="P98" style:family="paragraph" style:parent-style-name="Text_20_body" style:list-style-name="L25">
      <style:paragraph-properties fo:margin-top="0cm" fo:margin-bottom="0cm"/>
    </style:style>
    <style:style style:name="P99" style:family="paragraph" style:parent-style-name="Text_20_body" style:list-style-name="L28">
      <style:paragraph-properties fo:margin-top="0cm" fo:margin-bottom="0cm"/>
    </style:style>
    <style:style style:name="P100" style:family="paragraph" style:parent-style-name="Text_20_body" style:list-style-name="L28">
      <style:paragraph-properties fo:margin-top="0cm" fo:margin-bottom="0cm"/>
      <style:text-properties fo:font-weight="normal" style:font-weight-asian="normal" style:font-weight-complex="normal"/>
    </style:style>
    <style:style style:name="P101" style:family="paragraph" style:parent-style-name="Text_20_body" style:list-style-name="L27">
      <style:paragraph-properties fo:margin-top="0cm" fo:margin-bottom="0cm" fo:text-align="start" style:justify-single-word="false" style:shadow="none"/>
    </style:style>
    <style:style style:name="P102" style:family="paragraph" style:parent-style-name="Text_20_body" style:list-style-name="L13" style:master-page-name="">
      <style:paragraph-properties style:page-number="auto"/>
    </style:style>
    <style:style style:name="P103" style:family="paragraph" style:parent-style-name="Heading_20_1" style:master-page-name="">
      <style:paragraph-properties style:page-number="auto" fo:break-before="page"/>
    </style:style>
    <style:style style:name="P104" style:family="paragraph" style:parent-style-name="Table_20_Contents">
      <style:text-properties fo:background-color="transparent"/>
    </style:style>
    <style:style style:name="P105" style:family="paragraph" style:parent-style-name="Contents_20_1">
      <style:paragraph-properties>
        <style:tab-stops>
          <style:tab-stop style:position="16.999cm" style:type="right" style:leader-style="dotted" style:leader-text="."/>
        </style:tab-stops>
      </style:paragraph-properties>
    </style:style>
    <style:style style:name="P10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3"/>
      <text:p text:style-name="P23"/>
      <text:p text:style-name="P30"/>
      <text:p text:style-name="P30">Jarvis Web Gateway</text:p>
      <text:p text:style-name="P23"/>
      <text:p text:style-name="P25">Working with Jarvis</text:p>
      <text:p text:style-name="P25">(User &amp; Technical Documentation)</text:p>
      <text:p text:style-name="P26"/>
      <text:p text:style-name="P26"/>
      <text:p text:style-name="P28"/>
      <text:p text:style-name="P28"/>
      <text:p text:style-name="P26"/>
      <text:p text:style-name="P26"/>
      <text:p text:style-name="P28"/>
      <text:p text:style-name="P28"/>
      <text:p text:style-name="P28"/>
      <text:p text:style-name="P29">Jonathan Couper-Smartt</text:p>
      <text:p text:style-name="P29">jarvis@nsquared.co.nz</text:p>
      <text:p text:style-name="P27"/>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1">Jarvis supports fetch, create, update and delete with additional support for custom plug-in features. <text:s/>Jarvis is based on the RESTful approach to http web services. <text:s/>It provides JSON, XML interfaces, with additional support for CSV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5"><text:s/>1 Introduction<text:tab/>5</text:p>
          <text:p text:style-name="P105"><text:s/>2 Licence<text:tab/>6</text:p>
          <text:p text:style-name="P106"><text:s/>2.1 GNU Lesser General Public License<text:tab/>6</text:p>
          <text:p text:style-name="P106"><text:s/>2.2 Clarification of Intentions<text:tab/>6</text:p>
          <text:p text:style-name="P106"><text:s/>2.3 Jarvis Tracker Icons<text:tab/>6</text:p>
          <text:p text:style-name="P105"><text:s/>3 Installation<text:tab/>7</text:p>
          <text:p text:style-name="P106"><text:s/>3.1 Unpacking<text:tab/>7</text:p>
          <text:p text:style-name="P106"><text:s/>3.2 Install Additional Perl Modules<text:tab/>7</text:p>
          <text:p text:style-name="P106"><text:s/>3.3 Apache2 Configuration – With mod_perl<text:tab/>8</text:p>
          <text:p text:style-name="P106"><text:s/>3.4 Apache2 Configuration – Without mod_perl<text:tab/>8</text:p>
          <text:p text:style-name="P106"><text:s/>3.5 Relocating Jarvis<text:tab/>8</text:p>
          <text:p text:style-name="P106"><text:s/>3.6 Test<text:tab/>9</text:p>
          <text:p text:style-name="P105"><text:s/>4 Application Configuration File<text:tab/>10</text:p>
          <text:p text:style-name="P106"><text:s/>4.1 Introduction<text:tab/>10</text:p>
          <text:p text:style-name="P106"><text:s/>4.2 &lt;jarvis&gt;&lt;app&gt;<text:tab/>11</text:p>
          <text:p text:style-name="P106"><text:s/>4.3 Configuration: format<text:tab/>13</text:p>
          <text:p text:style-name="P106"><text:s/>4.4 Configuration: debug<text:tab/>13</text:p>
          <text:p text:style-name="P106"><text:s/>4.5 Configuration: dump<text:tab/>13</text:p>
          <text:p text:style-name="P106"><text:s/>4.6 Configuration: log_format<text:tab/>13</text:p>
          <text:p text:style-name="P106"><text:s/>4.7 Configuration: page_limit_param, page_start_param<text:tab/>14</text:p>
          <text:p text:style-name="P106"><text:s/>4.8 Configuration: sort_field_param, sort_dir_param<text:tab/>14</text:p>
          <text:p text:style-name="P106"><text:s/>4.9 Configuration: dataset_dir<text:tab/>14</text:p>
          <text:p text:style-name="P106"><text:s/>4.10 Configuration: default_libs<text:tab/>15</text:p>
          <text:p text:style-name="P106"><text:s/>4.11 Configuration: method_param<text:tab/>15</text:p>
          <text:p text:style-name="P106"><text:s/>4.12 Configuration: login<text:tab/>16</text:p>
          <text:p text:style-name="P106"><text:s/>4.13 Configuration: database<text:tab/>16</text:p>
          <text:p text:style-name="P106"><text:s/>4.14 Configuration: sessiondb<text:tab/>16</text:p>
          <text:p text:style-name="P106"><text:s/>4.15 Configuration: exec &amp; plugin &amp; hook<text:tab/>18</text:p>
          <text:p text:style-name="P106"><text:s/>4.16 Configuration: habitat<text:tab/>18</text:p>
          <text:p text:style-name="P105"><text:s/>5 Login Module Configuration<text:tab/>19</text:p>
          <text:p text:style-name="P106"><text:s/>5.1 Standard Modules<text:tab/>19</text:p>
          <text:p text:style-name="P106"><text:s/>5.2 Active Directory Login<text:tab/>19</text:p>
          <text:p text:style-name="P106"><text:s/>5.3 Basic Auth Login<text:tab/>20</text:p>
          <text:p text:style-name="P106"><text:s/>5.4 Database Login<text:tab/>21</text:p>
          <text:p text:style-name="P106"><text:s/>5.5 Adempiere Login<text:tab/>22</text:p>
          <text:p text:style-name="P106"><text:s/>5.6 Drupal6 Login<text:tab/>23</text:p>
          <text:p text:style-name="P106"><text:s/>5.7 None Login<text:tab/>24</text:p>
          <text:p text:style-name="P106"><text:s/>5.8 Single Login<text:tab/>24</text:p>
          <text:p text:style-name="P105"><text:s/>6 Special Datasets &amp; Jarvis Login<text:tab/>26</text:p>
          <text:p text:style-name="P106"><text:s/>6.1 Jarvis URLs<text:tab/>26</text:p>
          <text:p text:style-name="P106"><text:s/>6.2 The __status Dataset<text:tab/>26</text:p>
          <text:p text:style-name="P106"><text:s/>6.3 The __habitat Dataset<text:tab/>27</text:p>
          <text:p text:style-name="P106"><text:s/>6.4 The __logout Dataset<text:tab/>28</text:p>
          <text:p text:style-name="P106"><text:s/>6.5 Logging-In to Jarvis<text:tab/>28</text:p>
          <text:p text:style-name="P106"><text:soft-page-break/><text:s/>6.6 Jarvis Error Responses<text:tab/>28</text:p>
          <text:p text:style-name="P105"><text:s/>7 Datasets<text:tab/>30</text:p>
          <text:p text:style-name="P106"><text:s/>7.1 Data Fetch Response Format<text:tab/>30</text:p>
          <text:p text:style-name="P106"><text:s/>7.2 Dataset Definition<text:tab/>31</text:p>
          <text:p text:style-name="P106"><text:s/>7.3 Dataset Parameters<text:tab/>32</text:p>
          <text:p text:style-name="P106"><text:s/>7.4 Secure Dataset Parameters<text:tab/>34</text:p>
          <text:p text:style-name="P106"><text:s/>7.5 Modifying Datasets – Single Modification<text:tab/>35</text:p>
          <text:p text:style-name="P106"><text:s/>7.6 Modifying Datasets – Array of Modifications<text:tab/>37</text:p>
          <text:p text:style-name="P106"><text:s/>7.7 Modifying Datasets – Array of Mixed Modifications<text:tab/>39</text:p>
          <text:p text:style-name="P106"><text:s/>7.8 Before &amp; After Statements<text:tab/>39</text:p>
          <text:p text:style-name="P106"><text:s/>7.9 Failed Modifications<text:tab/>39</text:p>
          <text:p text:style-name="P106"><text:s/>7.10 Dataset Transformations<text:tab/>40</text:p>
          <text:p text:style-name="P105"><text:s/>8 Exec Datasets<text:tab/>41</text:p>
          <text:p text:style-name="P106"><text:s/>8.1 Introduction<text:tab/>41</text:p>
          <text:p text:style-name="P106"><text:s/>8.2 Configuration<text:tab/>41</text:p>
          <text:p text:style-name="P106"><text:s/>8.3 Output Return Mechanism<text:tab/>43</text:p>
          <text:p text:style-name="P106"><text:s/>8.4 A Simple Example<text:tab/>44</text:p>
          <text:p text:style-name="P106"><text:s/>8.5 Environment Variables<text:tab/>44</text:p>
          <text:p text:style-name="P106"><text:s/>8.6 Command Line Parameters<text:tab/>44</text:p>
          <text:p text:style-name="P106"><text:s/>8.7 Output &amp; Headers<text:tab/>44</text:p>
          <text:p text:style-name="P105"><text:s/>9 Plugin Datasets<text:tab/>46</text:p>
          <text:p text:style-name="P106"><text:s/>9.1 Introduction<text:tab/>46</text:p>
          <text:p text:style-name="P106"><text:s/>9.2 Configuration<text:tab/>46</text:p>
          <text:p text:style-name="P106"><text:s/>9.3 Example Plugin<text:tab/>47</text:p>
          <text:p text:style-name="P106"><text:s/>9.4 Output &amp; Headers<text:tab/>48</text:p>
          <text:p text:style-name="P106"><text:s/>9.5 Exception Handling<text:tab/>48</text:p>
          <text:p text:style-name="P105"><text:s/>10 Hook Modules<text:tab/>49</text:p>
          <text:p text:style-name="P106"><text:s/>10.1 Introduction<text:tab/>49</text:p>
          <text:p text:style-name="P106"><text:s/>10.2 Configuration<text:tab/>51</text:p>
          <text:p text:style-name="P106"><text:s/>10.3 Standard Hook Template<text:tab/>51</text:p>
          <text:p text:style-name="P105"><text:s/>11 Performance Notes<text:tab/>53</text:p>
          <text:p text:style-name="P106"><text:s/>11.1 How Fast is Jarvis?<text:tab/>53</text:p>
          <text:p text:style-name="P105"><text:s/>12 Tracking Application<text:tab/>54</text:p>
          <text:p text:style-name="P106"><text:s/>12.1 Tracking Requests &amp; Errors<text:tab/>54</text:p>
          <text:p text:style-name="P106"><text:s/>12.2 The Tracker Database File<text:tab/>54</text:p>
          <text:p text:style-name="P106"><text:s/>12.3 The Tracker Display Application<text:tab/>54</text:p>
          <text:p text:style-name="P105"><text:s/>13 Demo Application<text:tab/>57</text:p>
          <text:p text:style-name="P106"><text:s/>13.1 Enable Jarvis<text:tab/>57</text:p>
          <text:p text:style-name="P106"><text:s/>13.2 Copy The Demo Database<text:tab/>57</text:p>
          <text:p text:style-name="P106"><text:s/>13.3 Configure Demo Web-Service<text:tab/>57</text:p>
          <text:p text:style-name="P106"><text:s/>13.4 Install ExtJS<text:tab/>58</text:p>
          <text:p text:style-name="P106"><text:s/>13.5 Configure Demo ExtJS Application<text:tab/>59</text:p>
          <text:p text:style-name="P106"><text:s/>13.6 Enable Database Write<text:tab/>59</text:p>
        </text:index-body>
      </text:table-of-content>
      <text:p text:style-name="P10"/>
      <text:p text:style-name="P49"/>
      <text:p text:style-name="P33"/>
      <text:p text:style-name="P51">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334665107" text:style-name="L1">
        <text:list-item>
          <text:p text:style-name="P52">Rich Internet Application. <text:s/>Ajax (XML or JSON) requests and responses.</text:p>
        </text:list-item>
        <text:list-item>
          <text:p text:style-name="P52">JARVIS</text:p>
        </text:list-item>
        <text:list-item>
          <text:p text:style-name="P5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115176955" text:style-name="L2">
        <text:list-item>
          <text:p text:style-name="P54">Secure: </text:p>
          <text:list>
            <text:list-item>
              <text:p text:style-name="P53">Jarvis can run over https. <text:s/></text:p>
            </text:list-item>
            <text:list-item>
              <text:p text:style-name="P53">Jarvis uses single-login and CGI cookies to maintain authenticated sessions. <text:s/></text:p>
            </text:list-item>
            <text:list-item>
              <text:p text:style-name="P53">Jarvis uses parameterized statements to prevent against SQL injection. </text:p>
            </text:list-item>
            <text:list-item>
              <text:p text:style-name="P53">Jarvis provides group-based access control.</text:p>
            </text:list-item>
          </text:list>
        </text:list-item>
        <text:list-item>
          <text:p text:style-name="P54">Extensible:</text:p>
          <text:list>
            <text:list-item>
              <text:p text:style-name="P55">Jarvis provides independent “datasets”, defined as simple XML files containing SQL.</text:p>
            </text:list-item>
            <text:list-item>
              <text:p text:style-name="P55">Jarvis provides configurable “exec” extensions (e.g. running Jasper reports).</text:p>
            </text:list-item>
            <text:list-item>
              <text:p text:style-name="P55">Jarvis provides a “plugin” mechanism for adding custom Perl modules.</text:p>
            </text:list-item>
          </text:list>
        </text:list-item>
        <text:list-item>
          <text:p text:style-name="P54">Standards-Based:</text:p>
          <text:list>
            <text:list-item>
              <text:p text:style-name="P55">Jarvis is based on XML, JSON, http/s and REST.</text:p>
            </text:list-item>
          </text:list>
        </text:list-item>
        <text:list-item>
          <text:p text:style-name="P54">Reasonably Efficient:</text:p>
          <text:list>
            <text:list-item>
              <text:p text:style-name="P55">Jarvis is “plenty fast enough”. <text:s/></text:p>
            </text:list-item>
            <text:list-item>
              <text:p text:style-name="P55">Jarvis is written in a scripted language as many back end services are.</text:p>
            </text:list-item>
            <text:list-item>
              <text:p text:style-name="P55">Jarvis doesn't cache database connections. <text:s/>This may be a future enhancement.</text:p>
            </text:list-item>
          </text:list>
        </text:list-item>
      </text:list>
      <text:p text:style-name="P2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3"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2"/>
      <text:h text:style-name="Heading_20_2" text:outline-level="2"><text:soft-page-break/>Apache2 Configuration – With mod_perl</text:h>
      <text:p text:style-name="P32">Jarvis supports the Apache mod_perl mechanism. <text:s/>Without mod_perl, the webserver must compile and execute the Perl code for each request. <text:s/>Equally, without mod_perl, a new database connection must be made for each request.</text:p>
      <text:p text:style-name="P3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opt/jarvis/etc/startup.pl</text:p>
      <text:p text:style-name="P43">&lt;Location ~ "/jarvis-agent/.*"&gt;</text:p>
      <text:p text:style-name="P43"><text:s text:c="4"/>SetHandler perl-script</text:p>
      <text:p text:style-name="P43"><text:s text:c="4"/>PerlResponseHandler Jarvis::Agent</text:p>
      <text:p text:style-name="P43">&lt;/Location&gt;</text:p>
      <text:p text:style-name="P43"/>
      <text:p text:style-name="P43">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2">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3">Alias /jarvis/ "/opt/jarvis/htdocs/"</text:p>
      <text:p text:style-name="Text_20_body"/>
      <text:p text:style-name="P32">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952269488" text:style-name="L3">
        <text:list-item>
          <text:p text:style-name="P59">Modify the Apache configuration (as described above).</text:p>
        </text:list-item>
        <text:list-item>
          <text:p text:style-name="P59">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328096917" text:style-name="L4">
        <text:list-item>
          <text:p text:style-name="P60">The database connection.</text:p>
        </text:list-item>
        <text:list-item>
          <text:p text:style-name="P60">The username/group list.</text:p>
        </text:list-item>
        <text:list-item>
          <text:p text:style-name="P6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8">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1401563826" text:style-name="L5">
        <text:list-item>
          <text:p text:style-name="P61">This may be over-ridden a per-request basis with the CGI parameter “format”.</text:p>
        </text:list-item>
        <text:list-item>
          <text:p text:style-name="P61">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943794720" text:style-name="L6">
        <text:list-item>
          <text:p text:style-name="P62">All client-submitted request body.</text:p>
        </text:list-item>
        <text:list-item>
          <text:p text:style-name="P62">All returned XML/JSON/CSV content.</text:p>
        </text:list-item>
        <text:list-item>
          <text:p text:style-name="P62">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8">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550918250" text:style-name="L7">
        <text:list-item>
          <text:p text:style-name="P63">Extract ALL records from the database query.</text:p>
        </text:list-item>
        <text:list-item>
          <text:p text:style-name="P63">Slice out and return only those rows specified by the page parameters. <text:s/>E.g start = 50, limit = 25 means return rows with zero-based indexes 50-74.</text:p>
        </text:list-item>
        <text:list-item>
          <text:p text:style-name="P63">Return “fetched” as the total number of all rows read from the database query.</text:p>
        </text:list-item>
        <text:list-item>
          <text:p text:style-name="P63">Return “returned” as the number of data rows from the sliced page.</text:p>
        </text:list-item>
        <text:list-item>
          <text:p text:style-name="P63">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240345204" text:continue-numbering="true" text:style-name="L7">
        <text:list-item>
          <text:p text:style-name="P63">Extract ALL records from the database query in the default query sort order.</text:p>
        </text:list-item>
        <text:list-item>
          <text:p text:style-name="P63">Use Perl “cmp” alphabetical sorting either ascending or descending.</text:p>
        </text:list-item>
        <text:list-item>
          <text:p text:style-name="P63">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07977175" text:style-name="L8">
        <text:list-item>
          <text:p text:style-name="P64">All dataset definitions must be contained within XML files contained in or below the single directory path specified by the “dataset_dir” parameter.</text:p>
        </text:list-item>
        <text:list-item>
          <text:p text:style-name="P64">All dataset files must have the suffix “.xml”.</text:p>
        </text:list-item>
        <text:list-item>
          <text:p text:style-name="P64">The “.xml” suffix must not be included in the dataset name as provided by the client, it will always be added by Jarvis.</text:p>
        </text:list-item>
        <text:list-item>
          <text:p text:style-name="P64">The dataset name specified by the client must consist only of characters from the following list: “a-z”, “A-Z”, “0-9”, “_” (underscore), “-” (hyphen) and “.” (dot).</text:p>
        </text:list-item>
        <text:list-item>
          <text:p text:style-name="P64">A “.” (dot) character in the dataset name is interpreted as a directory separator by Jarvis. <text:s/>On Unix-based systems this is a forward-slash. <text:s/>On Windows-based systems, Perl will translate the forward slash into a backslash.</text:p>
        </text:list-item>
        <text:list-item>
          <text:p text:style-name="P64">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8">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2">Every application must have a login module defined. <text:s/>Currently Jarvis offers four standard login modules:</text:p>
      <text:list xml:id="list875326750" text:style-name="L9">
        <text:list-item>
          <text:p text:style-name="P65">None – user is always logged in.</text:p>
        </text:list-item>
        <text:list-item>
          <text:p text:style-name="P65">Database – the username and passwords are stored in the database.</text:p>
        </text:list-item>
        <text:list-item>
          <text:p text:style-name="P65">ActiveDirectory – the usernames and passwords are checked against an Microsoft ActiveDirectory server. <text:s/>It is likely that one day this will be copied and modified to add support for standard LDAP, which is very similar.</text:p>
        </text:list-item>
        <text:list-item>
          <text:p text:style-name="P65">BasicAuth – Apache basic authentication is configured, and we will trust it. <text:s/>This may include FakeBasicAuth which allows Apache to verify client SSL certificates on our behalf.</text:p>
        </text:list-item>
      </text:list>
      <text:p text:style-name="P22">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8">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736601610" text:style-name="L10">
        <text:list-item>
          <text:p text:style-name="P66">dbi:Pg:&lt;database-handle&gt; (Postgres)</text:p>
        </text:list-item>
        <text:list-item>
          <text:p text:style-name="P66">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4">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8">Table <text:sequence text:ref-name="refTable6"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060415969" text:style-name="L11">
        <text:list-item>
          <text:p text:style-name="P67"><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7"><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7"><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3" text:outline-level="1">Login Module Configuration</text:h>
      <text:h text:style-name="Heading_20_2" text:outline-level="2">Standard Modules</text:h>
      <text:p text:style-name="Text_20_body">Jarvis uses a pluggable login module mechanism. <text:s/>The following modules are provided:</text:p>
      <text:list xml:id="list1245515595" text:style-name="L12">
        <text:list-item>
          <text:p text:style-name="P87">ActiveDirectory.pm</text:p>
        </text:list-item>
        <text:list-item>
          <text:p text:style-name="P91">BasicAuth.pm</text:p>
        </text:list-item>
        <text:list-item>
          <text:p text:style-name="P91">Database.pm</text:p>
        </text:list-item>
        <text:list-item>
          <text:p text:style-name="P91">Adempiere.pm</text:p>
        </text:list-item>
        <text:list-item>
          <text:p text:style-name="P91">Drupal6.pm</text:p>
        </text:list-item>
        <text:list-item>
          <text:p text:style-name="P91">None.pm</text:p>
        </text:list-item>
        <text:list-item>
          <text:p text:style-name="P68">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md5</text:p>
          </table:table-cell>
          <table:table-cell table:style-name="Table10.A2" office:value-type="string">
            <text:p text:style-name="P14">no</text:p>
          </table:table-cell>
          <table:table-cell table:style-name="Table10.C2" office:value-type="string">
            <text:p text:style-name="P14">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4">md5_salt_prefix_len</text:p>
          </table:table-cell>
          <table:table-cell table:style-name="Table10.A2" office:value-type="string">
            <text:p text:style-name="P14">0</text:p>
          </table:table-cell>
          <table:table-cell table:style-name="Table10.C2" office:value-type="string">
            <text:p text:style-name="P14">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6">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text:soft-page-break/>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519252757" text:style-name="L13">
        <text:list-item>
          <text:p text:style-name="P88">ad_user</text:p>
        </text:list-item>
        <text:list-item>
          <text:p text:style-name="P92">ad_user_roles</text:p>
        </text:list-item>
        <text:list-item>
          <text:p text:style-name="P92">ad_role</text:p>
        </text:list-item>
        <text:list-item>
          <text:p text:style-name="P69">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
      <text:p text:style-name="P1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2142587417" text:style-name="L14">
        <text:list-item>
          <text:p text:style-name="P93"><text:span text:style-name="T5">role-&lt;role_name&gt; <text:s text:c="6"/><text:tab/></text:span>For each active user role.</text:p>
        </text:list-item>
        <text:list-item>
          <text:p text:style-name="P93"><text:span text:style-name="T5">read-&lt;window_name&gt; <text:s text:c="5"/><text:tab/></text:span>For each active window access (read access)</text:p>
        </text:list-item>
        <text:list-item>
          <text:p text:style-name="P70"><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text:soft-page-break/>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616764832" text:style-name="L15">
        <text:list-item>
          <text:p text:style-name="P71">Check to see if an existing, valid Drupal session cookie is defined.</text:p>
        </text:list-item>
        <text:list-item>
          <text:p text:style-name="P7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983045854" text:continue-list="list519252757" text:style-name="L13">
        <text:list-item>
          <text:p text:style-name="P102">users</text:p>
        </text:list-item>
        <text:list-item>
          <text:p text:style-name="P6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5">drupal</text:span> = We insist on an existing Drupal session cookie.</text:p>
            <text:p text:style-name="P14"><text:span text:style-name="T5">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8">Table <text:sequence text:ref-name="refTable11" text:name="Table" text:formula="ooow:Table+1" style:num-format="1">12</text:sequence>: Drupal6 Login Module Parameters</text:p>
      <text:p text:style-name="Text_20_body">The determined group list is:</text:p>
      <text:list xml:id="list1682855052" text:style-name="L16">
        <text:list-item>
          <text:p text:style-name="P94"><text:span text:style-name="T5">admin,user<text:tab/><text:tab/> <text:s text:c="6"/><text:tab/></text:span><text:span text:style-name="T3">For the user with uid = 1.</text:span></text:p>
        </text:list-item>
        <text:list-item>
          <text:p text:style-name="P72"><text:span text:style-name="T5">user<text:tab/><text:tab/><text:tab/> <text:s text:c="4"/><text:tab/></text:span><text:span text:style-name="T3">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text:soft-page-break/>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8">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73880807" text:style-name="L17">
        <text:list-item>
          <text:p text:style-name="P73"><text:soft-page-break/>Remote (client) IP address match, and/or</text:p>
        </text:list-item>
        <text:list-item>
          <text:p text:style-name="P73">Client must supply username and password, and/or</text:p>
        </text:list-item>
        <text:list-item>
          <text:p text:style-name="P7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8">Table <text:sequence text:ref-name="refTable13" text:name="Table" text:formula="ooow:Table+1" style:num-format="1">14</text:sequence>: Single Login Module Parameters</text:p>
      <text:p text:style-name="Text_20_body">Note that at least one of “remote_ip” or “password” must be configured.</text:p>
      <text:h text:style-name="P103"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809185644" text:style-name="L18">
        <text:list-item>
          <text:p text:style-name="P95">Jarvis is installed into /opt/jarvis as per default.</text:p>
        </text:list-item>
        <text:list-item>
          <text:p text:style-name="P95">The jarvis ScriptAlias is configured.</text:p>
        </text:list-item>
        <text:list-item>
          <text:p text:style-name="P95">The Apache webserver is accessible on http://localhost/.</text:p>
        </text:list-item>
        <text:list-item>
          <text:p text:style-name="P95">The demo.xml file has been soft linked or copied into /.</text:p>
        </text:list-item>
        <text:list-item>
          <text:p text:style-name="P95">The “None” login module is configured for the demo application.</text:p>
        </text:list-item>
        <text:list-item>
          <text:p text:style-name="P74">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953631868" text:style-name="L19">
        <text:list-item>
          <text:p text:style-name="P75">“username”</text:p>
        </text:list-item>
        <text:list-item>
          <text:p text:style-name="P75">“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1">The calling application should invoke the “__status” dataset to ensure that the user is logged-in, and log them in if required.</text:p>
      <text:p text:style-name="Heading_20_4">No Such Dataset</text:p>
      <text:p text:style-name="P2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334341690" text:style-name="L20">
        <text:list-item>
          <text:p text:style-name="P76">Internal configuration problem – bad server-side XML configuration (main or dataset).</text:p>
        </text:list-item>
        <text:list-item>
          <text:p text:style-name="P76">Database connection problem.</text:p>
        </text:list-item>
        <text:list-item>
          <text:p text:style-name="P76">Request body is malformed JSON or XML.</text:p>
        </text:list-item>
        <text:list-item>
          <text:p text:style-name="P76">Missing mandatory parameter in request.</text:p>
        </text:list-item>
        <text:list-item>
          <text:p text:style-name="P76">Any other fatal problem.</text:p>
        </text:list-item>
        <text:list-item>
          <text:p text:style-name="P76">Configured SQL statement in dataset definition is not valid.</text:p>
        </text:list-item>
      </text:list>
      <text:p text:style-name="Heading_20_4">Soft Errors</text:p>
      <text:p text:style-name="P21">Soft errors are errors related to the actual user-supplied data values being rejected by the database. <text:s/>Examples: </text:p>
      <text:list xml:id="list1405920705" text:style-name="L21">
        <text:list-item>
          <text:p text:style-name="P56">Cannot insert data due to primary key, foreign key, unique constraints.</text:p>
        </text:list-item>
        <text:list-item>
          <text:p text:style-name="P56">No data found. <text:s/></text:p>
        </text:list-item>
        <text:list-item>
          <text:p text:style-name="P56">Data parameter is invalid type/value for column. <text:s/></text:p>
        </text:list-item>
      </text:list>
      <text:p text:style-name="P21">In all these cases, the returned content will be JSON or XML or CSV in a “200 Successful” response.</text:p>
      <text:p text:style-name="Text_20_body"/>
      <text:h text:style-name="P103"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6">The returned content in XML is:</text:p>
      <text:p text:style-name="P5">&lt;?xml version="1.0" encoding="iso-8859-1" ?&gt;</text:p>
      <text:p text:style-name="P37">&lt;?meta name="GENERATOR" content="XML::Smart/1.6.9 Perl/5.010000 [linux]" ?&gt;</text:p>
      <text:p text:style-name="P37">&lt;response logged_in="1" username="admin" error_string="" </text:p>
      <text:p text:style-name="P37"><text:s text:c="4"/>group_list="admin" fetched="2" returned="2"&gt;</text:p>
      <text:p text:style-name="P37"><text:s text:c="2"/>&lt;data&gt;</text:p>
      <text:p text:style-name="P37"><text:s text:c="4"/>&lt;row active="Y" class="Makkleson" </text:p>
      <text:p text:style-name="P37"><text:s text:c="8"/>description="Suitable for infants and those of timid heart." id="6"/&gt;</text:p>
      <text:p text:style-name="P37"><text:s text:c="4"/>&lt;row active="N" class="X Class" </text:p>
      <text:p text:style-name="P37"><text:s text:c="8"/>description="Product of a deranged mind." id="4"/&gt;</text:p>
      <text:p text:style-name="P37"><text:s text:c="2"/>&lt;/data&gt;</text:p>
      <text:p text:style-name="P37">&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8">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8">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8">Enables dump on a per-dataset basis.</text:p>
          </table:table-cell>
        </table:table-row>
      </table:table>
      <text:p text:style-name="P18">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8">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8">Table <text:sequence text:ref-name="refTable17" text:name="Table" text:formula="ooow:Table+1" style:num-format="1">18</text:sequence>: Access Control Specifiers</text:p>
      <text:p text:style-name="P46">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ext:soft-page-break/>The values for these parameters may come from the following sources:</text:p>
      <text:p text:style-name="Text_20_body">User Parameters:</text:p>
      <text:list xml:id="list1160175218" text:style-name="L22">
        <text:list-item>
          <text:p text:style-name="P77">CGI GET parameters in the URL suffix “/&lt;app&gt;/&lt;ds&gt;?param=value&amp;param2=another”.</text:p>
        </text:list-item>
        <text:list-item>
          <text:p text:style-name="P77">XML or JSON parameters in the “application/json” or “application/xml” request body.</text:p>
        </text:list-item>
        <text:list-item>
          <text:p text:style-name="P77">RESTful parameters in the URL suffix “/&lt;app&gt;/&lt;ds&gt;/p1/p2”.</text:p>
        </text:list-item>
        <text:list-item>
          <text:p text:style-name="P77">Jarvis-Supplied default user parameters (from “default_parameters” configuration).</text:p>
        </text:list-item>
      </text:list>
      <text:p text:style-name="Text_20_body">Secure Parameters:</text:p>
      <text:list xml:id="list1602609245" text:continue-numbering="true" text:style-name="L22">
        <text:list-item>
          <text:p text:style-name="P77">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text:soft-page-break/>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509953843" text:style-name="L23">
        <text:list-item>
          <text:p text:style-name="P89">my(param)</text:p>
        </text:list-item>
        <text:list-item>
          <text:p text:style-name="P96">__my_param</text:p>
        </text:list-item>
        <text:list-item>
          <text:p text:style-name="P96">_1param</text:p>
        </text:list-item>
        <text:list-item>
          <text:p text:style-name="P78">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8">Table <text:sequence text:ref-name="refTable18" text:name="Table" text:formula="ooow:Table+1" style:num-format="1">19</text:sequence>: Jarvis Secure Variables</text:p>
      <text:p text:style-name="P19">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text:soft-page-break/>SELECT * FROM t WHERE (owner = {{__username}}) OR ({{__group:admin IS NOT NULL)</text:p>
      <text:p text:style-name="Code"><text:s text:c="4"/>&lt;/select&gt;</text:p>
      <text:p text:style-name="Code"><text:s text:c="4"/>&lt;update&gt;...&lt;/update&gt;</text:p>
      <text:p text:style-name="P42">&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text:soft-page-break/>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2">Overall success of the modification request. <text:s/>Success = 1 if the update succeeded or 0 if the update failed.</text:p>
            <text:p text:style-name="P3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8">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8">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783100833" text:style-name="L24">
        <text:list-item>
          <text:p text:style-name="P97">Begin transaction.</text:p>
        </text:list-item>
        <text:list-item>
          <text:p text:style-name="P97">Perform “before” SQL (if configured for this dataset).</text:p>
        </text:list-item>
        <text:list-item>
          <text:p text:style-name="P97">Perform the one single or one-or-more array modifications in the request body.</text:p>
        </text:list-item>
        <text:list-item>
          <text:p text:style-name="P97">Perform “after” SQL (if configured for this dataset).</text:p>
        </text:list-item>
        <text:list-item>
          <text:p text:style-name="P79">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198316298" text:style-name="L25">
        <text:list-item>
          <text:p text:style-name="P90">Even though the first modification succeeded, it was rolled back.</text:p>
        </text:list-item>
        <text:list-item>
          <text:p text:style-name="P98">The first failing error message is shown.</text:p>
        </text:list-item>
        <text:list-item>
          <text:p text:style-name="P80">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8">Table <text:sequence text:ref-name="refTable21" text:name="Table" text:formula="ooow:Table+1" style:num-format="1">22</text:sequence>: Transformation keywords for “store” and “fetch”</text:p>
      <text:h text:style-name="P103"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8">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9">Mechanism</text:p>
          </table:table-cell>
          <table:table-cell table:style-name="Table26.B1" office:value-type="string">
            <text:p text:style-name="P39">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8">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50417685" text:style-name="L26">
        <text:list-item>
          <text:p text:style-name="P8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1">Any RESTful parameters specified in the URI. <text:s/>These are passed as “p1”, “p2”, etc.</text:p>
        </text:list-item>
        <text:list-item>
          <text:p text:style-name="P81">The parameter __dataset is given as the client-supplied dataset given to Jarvis which invoked this exec request.</text:p>
        </text:list-item>
        <text:list-item>
          <text:p text:style-name="P81">The parameter __tmpfile is given if use_tmpfile is configured for this exec.</text:p>
        </text:list-item>
        <text:list-item>
          <text:p text:style-name="P81">The Jarvis secure parameters beginning with double-underscore. <text:s/>These include __username, __group_list, etc.</text:p>
        </text:list-item>
        <text:list-item>
          <text:p text:style-name="P81">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1">The exec process should write its output to standard output. <text:s/>If “add_headers” is “no” then the <text:soft-page-break/>program is also responsible for writing HTTP headers and a blank line before beginning output.</text:p>
      <text:p text:style-name="P21">If <text:s/>“add_headers” is “yes” then Jarvis will add the content type headers. <text:s/>In addition, Jarvis can add a Content-Disposition header if you supply the “default_filename” and “filename_parameter” parameters.</text:p>
      <text:p text:style-name="P2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1">Exec output may include binary data. <text:s/>For a practical example, see the “png” exec in demo.xml.</text:p>
      <text:h text:style-name="P103"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4" text:name="Table" text:formula="ooow:Table+1" style:num-format="1">25</text:sequence>: Plugin Configuration Attributes</text:p>
      <text:h text:style-name="Heading_20_2" text:outline-level="2">Example Plugin</text:h>
      <text:p text:style-name="P24">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4"/>
      <text:p text:style-name="P24">The source of the sample “Demo.pm” file is as follows:</text:p>
      <text:p text:style-name="P11">use strict;</text:p>
      <text:p text:style-name="P47">use warnings;</text:p>
      <text:p text:style-name="P47"/>
      <text:p text:style-name="P47">sub plugin::Demo::do {</text:p>
      <text:p text:style-name="P47"><text:s text:c="4"/>my ($jconfig, $restArgs, %args) = @_;</text:p>
      <text:p text:style-name="P47"/>
      <text:p text:style-name="P47"><text:s text:c="4"/>my $output = "";</text:p>
      <text:p text:style-name="P47"/>
      <text:p text:style-name="P47"><text:s text:c="4"/>&amp;Jarvis::Error::debug ($jconfig, "Running the Demo plugin.");</text:p>
      <text:p text:style-name="P47"/>
      <text:p text:style-name="P47"><text:s text:c="4"/># This demonstrates that the plugin can access Jarvis::Config info.</text:p>
      <text:p text:style-name="P47"><text:s text:c="4"/>$output .= "APP: " . $jconfig-&gt;{'app_name'} . "\n";</text:p>
      <text:p text:style-name="P47"><text:s text:c="4"/>$output .= "Username: " . $jconfig-&gt;{'username'} . "\n";</text:p>
      <text:p text:style-name="P47"><text:s text:c="4"/>$output .= "CGI myval: " . ($jconfig-&gt;{'cgi'}-&gt;param('myval') || '') . "\n";</text:p>
      <text:p text:style-name="P47"/>
      <text:p text:style-name="P47"><text:s text:c="4"/># This demonstrates XML-configured parameters to the plugin.</text:p>
      <text:p text:style-name="P47"><text:s text:c="4"/>$output .= "CAT: " . $args{'category'} . "\n";</text:p>
      <text:p text:style-name="P47"/>
      <text:p text:style-name="P47"><text:s text:c="4"/># This demonstrates accessing RESTful arguments that are </text:p>
      <text:p text:style-name="P47"><text:s text:c="4"/># from the URL after the dataset name</text:p>
      <text:p text:style-name="P47"><text:s text:c="4"/>my $counter = 0;</text:p>
      <text:p text:style-name="P47"><text:s text:c="4"/>map {</text:p>
      <text:p text:style-name="P47"><text:s text:c="8"/>$output .= "RESTful argument $counter: " . $restArgs-&gt;[0] . "\n";</text:p>
      <text:p text:style-name="P47"><text:s text:c="4"/>} @{$restArgs};</text:p>
      <text:p text:style-name="P47"/>
      <text:p text:style-name="P47"><text:s text:c="4"/>my $dbh = &amp;Jarvis::DB::Handle ($jconfig);</text:p>
      <text:p text:style-name="P47"><text:soft-page-break/><text:s text:c="4"/>$output .= "Boats: " . $dbh-&gt;do("SELECT COUNT(*) FROM boat");</text:p>
      <text:p text:style-name="P47"/>
      <text:p text:style-name="P47"><text:s text:c="4"/>return $output;</text:p>
      <text:p text:style-name="P47">}</text:p>
      <text:p text:style-name="P47"/>
      <text:p text:style-name="P48">1;</text:p>
      <text:p text:style-name="P24"/>
      <text:p text:style-name="P24">This demonstrates:</text:p>
      <text:list xml:id="list1025462656" text:style-name="L27">
        <text:list-item>
          <text:p text:style-name="P101">Using the Jarvis debug methods.</text:p>
        </text:list-item>
        <text:list-item>
          <text:p text:style-name="P101">Accessing the Jarvis Config “jconfig” object.</text:p>
        </text:list-item>
        <text:list-item>
          <text:p text:style-name="P101">Accessing the static configured plugin parameters.</text:p>
        </text:list-item>
        <text:list-item>
          <text:p text:style-name="P82">Accessing the Jarvis-supplied database connection.</text:p>
        </text:list-item>
      </text:list>
      <text:p text:style-name="P24">Accessing this plugin via the following URL:</text:p>
      <text:p text:style-name="Code">http://localhost/jarvis-agent/demo/Plug/rest1/rest2/?myval=test</text:p>
      <text:p text:style-name="P24"/>
      <text:p text:style-name="P24">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4"/>
      <text:h text:style-name="Heading_20_2" text:outline-level="2">Output &amp; Headers</text:h>
      <text:p text:style-name="P24">Jarvis offers support for “add_headers”, “filename_parameter” and “default_parameter” handling for “plugin” datasets identical to “exec” datasets.</text:p>
      <text:h text:style-name="Heading_20_2" text:outline-level="2">Exception Handling</text:h>
      <text:p text:style-name="P2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3"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P35">Hooks can be defined globally and/or for individual datasets. <text:s/>All global hooks are invoked before all dataset-specific hooks.</text:p>
      <text:p text:style-name="Text_20_body">There are six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after Jarvis has performed login or loaded the pre-existing session information.</text:p>
            <text:p text:style-name="Text_20_body">It is called before any dataset-specific processing is invoked. <text:s/>Args are:</text:p>
            <text:list xml:id="list1692601973" text:style-name="L28">
              <text:list-item>
                <text:p text:style-name="P99">$jconfig, </text:p>
              </text:list-item>
              <text:list-item>
                <text:p text:style-name="P83">$hook_parameters_href</text:p>
              </text:list-item>
            </text:list>
            <text:p text:style-name="P21">The $jconfig is the standard Jarvis configuration object. <text:s/>The hook may modify this object.</text:p>
            <text:p text:style-name="P21">The $hook_parameters_href is a hash containing the name and value from any &lt;parameter&gt; tags configured for this hook in the application XML file.</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1">This hook is called after Jarvis has loaded the dataset configuration and processed all REST args. <text:s/>It is called after the transaction begins.</text:p>
            <text:p text:style-name="P21">It is called before invoking the &lt;before&gt; SQL statement in the dataset XML file. <text:s/>It is called even if there is no &lt;before&gt; SQL statement.</text:p>
            <text:p text:style-name="P21">Args are:</text:p>
            <text:list xml:id="list1421692917" text:continue-numbering="true" text:style-name="L28">
              <text:list-item>
                <text:p text:style-name="P99">$jconfig</text:p>
              </text:list-item>
              <text:list-item>
                <text:p text:style-name="P100">$hook_parameters_href</text:p>
              </text:list-item>
              <text:list-item>
                <text:p text:style-name="P100">$dsxml</text:p>
              </text:list-item>
              <text:list-item>
                <text:p text:style-name="P100">$restful_params_href</text:p>
              </text:list-item>
              <text:list-item>
                <text:p text:style-name="P57">$fields_aref</text:p>
              </text:list-item>
            </text:list>
            <text:p text:style-name="P21">The $dsxml is an XML::Smart object for the dataset's XML config.</text:p>
            <text:p text:style-name="P21">The $restful_params_href is the hash of safe variables and REST args to be given to the &lt;before&gt; statement. <text:s/>The hook code may change this hash. <text:s/>Changes will affect only the &lt;before&gt; SQL.</text:p>
            <text:p text:style-name="P21">The $fields_aref is the array of user change objects submitted for this request.</text:p>
          </table:table-cell>
        </table:table-row>
        <table:table-row>
          <table:table-cell table:style-name="Table30.A2" office:value-type="string">
            <text:p text:style-name="P12">before_one</text:p>
            <text:p text:style-name="P16"><text:soft-page-break/>(insert/update/delete)</text:p>
          </table:table-cell>
          <table:table-cell table:style-name="Table30.B2" office:value-type="string">
            <text:p text:style-name="P21">This hook is called after Jarvis has assembled all parameters in order to <text:soft-page-break/>execute a single insert/update/delete statement. <text:s/></text:p>
            <text:p text:style-name="P21">It is invoked before the actual execution of the row modification SQL.</text:p>
            <text:p text:style-name="P21">Args are:</text:p>
            <text:list xml:id="list1244447854" text:continue-numbering="true" text:style-name="L28">
              <text:list-item>
                <text:p text:style-name="P99">$jconfig</text:p>
              </text:list-item>
              <text:list-item>
                <text:p text:style-name="P100">$hook_parameters_href</text:p>
              </text:list-item>
              <text:list-item>
                <text:p text:style-name="P100">$dsxml</text:p>
              </text:list-item>
              <text:list-item>
                <text:p text:style-name="P57">$sql_params_href</text:p>
              </text:list-item>
            </text:list>
            <text:p text:style-name="P21">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1">This hook is called after Jarvis has executed a single insert/update/delete statement. <text:s/>It is called after any returning row result has been fetched.</text:p>
            <text:p text:style-name="P21">Args are:</text:p>
            <text:list xml:id="list1915520133" text:continue-numbering="true" text:style-name="L28">
              <text:list-item>
                <text:p text:style-name="P99">$jconfig</text:p>
              </text:list-item>
              <text:list-item>
                <text:p text:style-name="P100">$hook_parameters_href</text:p>
              </text:list-item>
              <text:list-item>
                <text:p text:style-name="P100">$dsxml</text:p>
              </text:list-item>
              <text:list-item>
                <text:p text:style-name="P100">$sql_params_href</text:p>
              </text:list-item>
              <text:list-item>
                <text:p text:style-name="P57">$row_result_href</text:p>
              </text:list-item>
            </text:list>
            <text:p text:style-name="P21">The $sql_params_href is the hash of variables previously bound to the single SQL row update. <text:s/>Changing this hash will have no effect.</text:p>
            <text:p text:style-name="P21">The $row_result_href is the contents of any returning row. <text:s/>The hook code 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1">This hook is called after invoking the &lt;after&gt; SQL statement in the dataset XML file. <text:s/>It is called even if there is no &lt;after&gt; SQL statement. <text:s/>The transaction is not yet committed.</text:p>
            <text:p text:style-name="P21">Args are:</text:p>
            <text:list xml:id="list860429757" text:continue-numbering="true" text:style-name="L28">
              <text:list-item>
                <text:p text:style-name="P99">$jconfig</text:p>
              </text:list-item>
              <text:list-item>
                <text:p text:style-name="P100">$hook_parameters_href</text:p>
              </text:list-item>
              <text:list-item>
                <text:p text:style-name="P100">$dsxml</text:p>
              </text:list-item>
              <text:list-item>
                <text:p text:style-name="P100">$restful_params_href</text:p>
              </text:list-item>
              <text:list-item>
                <text:p text:style-name="P100">$fields_aref</text:p>
              </text:list-item>
              <text:list-item>
                <text:p text:style-name="P57">$results_aref</text:p>
              </text:list-item>
            </text:list>
            <text:p text:style-name="P21">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text:s/></text:p>
            <text:p text:style-name="Text_20_body">Any database transaction is now finished. <text:s/>Args are:</text:p>
            <text:list xml:id="list340955721" text:continue-numbering="true" text:style-name="L28">
              <text:list-item>
                <text:p text:style-name="P99">$jconfig</text:p>
              </text:list-item>
              <text:list-item>
                <text:p text:style-name="P99"><text:soft-page-break/>$hook_parameters_href</text:p>
              </text:list-item>
              <text:list-item>
                <text:p text:style-name="P83">$return_text_ref</text:p>
              </text:list-item>
            </text:list>
            <text:p text:style-name="P21">The $return_text_ref is a reference to the result string just about to be returned to the client. <text:s/>The hook may change this content.</text:p>
          </table:table-cell>
        </table:table-row>
      </table:table>
      <text:p text:style-name="P18">Table <text:sequence text:ref-name="refTable25" text:name="Table" text:formula="ooow:Table+1" style:num-format="1">26</text:sequence>: List of Hook Points</text:p>
      <text:p text:style-name="Text_20_body"/>
      <text:p text:style-name="Text_20_body">Note that:</text:p>
      <text:list xml:id="list1537980205" text:style-name="L29">
        <text:list-item>
          <text:p text:style-name="P84">You may implement none, some, or all hook methods.</text:p>
        </text:list-item>
        <text:list-item>
          <text:p text:style-name="P84">All implemented hook methods must all return “1”.</text:p>
        </text:list-item>
        <text:list-item>
          <text:p text:style-name="P84">There is no way for a hook to stop processing, other than to call “die”.</text:p>
        </text:list-item>
        <text:list-item>
          <text:p text:style-name="P84">If an SQL error occurs during dataset updates, any following before_one, after_one and after_all hook calls will be skipped. <text:s/>Only the finish hook call will be invoked.</text:p>
        </text:list-item>
        <text:list-item>
          <text:p text:style-name="P8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text:soft-page-break/>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983389180" text:style-name="L30">
        <text:list-item>
          <text:p text:style-name="P85">Dual-Core Intel @ 2.5 GHz, 4G of RAM. <text:s/>(CPU Blowfish rating 7.09).</text:p>
        </text:list-item>
        <text:list-item>
          <text:p text:style-name="P85">Kubuntu 09.10 (Karmic Koala).</text:p>
        </text:list-item>
        <text:list-item>
          <text:p text:style-name="P85">Apache 2 webserver using HTTP (not SSL).</text:p>
        </text:list-item>
        <text:list-item>
          <text:p text:style-name="P85">Apache jmeter client with five simultaneous threads.</text:p>
        </text:list-item>
        <text:list-item>
          <text:p text:style-name="P85">PostgreSQL database.</text:p>
        </text:list-item>
        <text:list-item>
          <text:p text:style-name="P85">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3">Naturally, any heavy database processing will reduce this response rate accordingly.</text:p>
      <text:h text:style-name="Heading_20_1" text:outline-level="1">Tracking Application</text:h>
      <text:h text:style-name="Heading_20_2" text:outline-level="2">Tracking Requests &amp; Errors</text:h>
      <text:p text:style-name="P21">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4"><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1"/>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0">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978274012" text:style-name="L31">
        <text:list-item>
          <text:p text:style-name="P86">ExtJS 2.3. Please refer to Section <text:reference-ref text:reference-format="chapter" text:ref-name="Install ExtJS">13.4</text:reference-ref>, Page <text:reference-ref text:reference-format="page" text:ref-name="Install ExtJS">58</text:reference-ref> <text:reference-ref text:reference-format="direction" text:ref-name="Install ExtJS">below</text:reference-ref> for details on installing ExtJS 2.3.</text:p>
        </text:list-item>
        <text:list-item>
          <text:p text:style-name="P86">SHJS. Syntax Highlighting for Javascript. Please see below for further details on this.</text:p>
        </text:list-item>
        <text:list-item>
          <text:p text:style-name="P86">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1">A clean, pre-built copy of the demo SQLite database is supplied. <text:s/>You need to copy this to a temporary working copy for “playing” purposes. <text:s/>In the “jarvis/demo/db” directory, copy “demo-clean.db” to “demo.db”.</text:p>
      <text:p text:style-name="P21">E.g. under Linux:</text:p>
      <text:p text:style-name="P44">$ cp /opt/jarvis/demo/db/demo-clean.db /opt/jarvis/demo/db/demo.db</text:p>
      <text:p text:style-name="P21"/>
      <text:p text:style-name="P21">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1">Then make the demo application configuration available to Jarvis. <text:s/>Soft link (or copy on Windows) the demo.xml Jarvis application configuration file from the directory...</text:p>
      <text:p text:style-name="Code">jarvis/demo/etc/demo.xml</text:p>
      <text:p text:style-name="P21"/>
      <text:p text:style-name="P21">...to the directory...</text:p>
      <text:p text:style-name="Code">jarvis/etc/demo.xml</text:p>
      <text:p text:style-name="P21"/>
      <text:p text:style-name="P21">Then ensure that when you access the following URL</text:p>
      <text:p text:style-name="Code">http://localhost/jarvis-agent/demo/</text:p>
      <text:p text:style-name="P21"/>
      <text:p text:style-name="Text_20_body">...that you receive the response...</text:p>
      <text:p text:style-name="Code">All requests require /jarvis-agent/demo/&lt;dataset-or-special&gt;[/&lt;arg1&gt;...] in URI!</text:p>
      <text:p text:style-name="P21"><text:soft-page-break/></text:p>
      <text:p text:style-name="P21">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841080485" text:style-name="L32">
        <text:list-item>
          <text:p text:style-name="P58">Location of the database file. <text:s/>Default is /opt/jarvis/demo/db/demo.db.</text:p>
        </text:list-item>
        <text:list-item>
          <text:p text:style-name="P58">Location of the datasets configuration. <text:s/>Default is /opt/jarvis/demo/dataset.</text:p>
        </text:list-item>
        <text:list-item>
          <text:p text:style-name="P58">Location of the session files. <text:s/>Default is /tmp/demo.</text:p>
        </text:list-item>
        <text:list-item>
          <text:p text:style-name="P58">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3.1.1<text:tab/><text:page-number text:select-page="current">59</text:page-number>/<text:page-count>5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7-28T11:49:30</dc:date>
    <meta:editing-duration>PT221H33M56S</meta:editing-duration>
    <meta:editing-cycles>567</meta:editing-cycles>
    <meta:generator>OpenOffice.org/3.2$Linux OpenOffice.org_project/320m12$Build-9483</meta:generator>
    <meta:print-date>2009-06-23T14:50:34</meta:print-date>
    <meta:document-statistic meta:table-count="31" meta:image-count="0" meta:object-count="0" meta:page-count="59" meta:paragraph-count="1847" meta:word-count="16483" meta:character-count="110567"/>
    <meta:user-defined meta:name="Info 1"/>
    <meta:user-defined meta:name="Info 2"/>
    <meta:user-defined meta:name="Info 3"/>
    <meta:user-defined meta:name="Info 4"/>
  </office:meta>
</office:document-meta>
</file>